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in" table:align="left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1.8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📘 DOCUMENTAÇÃO – PUSH NOTIFICATIONS COM LARAVEL</text:h>
      <text:p text:style-name="Horizontal_20_Line"/>
      <text:h text:style-name="Heading_20_1" text:outline-level="1">1️⃣ COMO FUNCIONA PUSH NOTIFICATION</text:h>
      <text:p text:style-name="Text_20_body">Fluxo:</text:p>
      <text:p text:style-name="Preformatted_20_Text"><text:span text:style-name="Source_20_Text">App abre → gera push token</text:span></text:p>
      <text:p text:style-name="Preformatted_20_Text"><text:span text:style-name="Source_20_Text"><text:s text:c="8"/>↓</text:span></text:p>
      <text:p text:style-name="Preformatted_20_Text"><text:span text:style-name="Source_20_Text">App envia token para Laravel</text:span></text:p>
      <text:p text:style-name="Preformatted_20_Text"><text:span text:style-name="Source_20_Text"><text:s text:c="8"/>↓</text:span></text:p>
      <text:p text:style-name="Preformatted_20_Text"><text:span text:style-name="Source_20_Text">Laravel salva no banco</text:span></text:p>
      <text:p text:style-name="Preformatted_20_Text"><text:span text:style-name="Source_20_Text"><text:s text:c="8"/>↓</text:span></text:p>
      <text:p text:style-name="Preformatted_20_Text"><text:span text:style-name="Source_20_Text">Quando evento acontece (corrida aceita)</text:span></text:p>
      <text:p text:style-name="Preformatted_20_Text"><text:span text:style-name="Source_20_Text"><text:s text:c="8"/>↓</text:span></text:p>
      <text:p text:style-name="Preformatted_20_Text"><text:span text:style-name="Source_20_Text">Laravel envia notificação</text:span></text:p>
      <text:p text:style-name="Preformatted_20_Text"><text:span text:style-name="Source_20_Text"><text:s text:c="8"/>↓</text:span></text:p>
      <text:p text:style-name="P1"><text:span text:style-name="Source_20_Text">Usuário recebe no celular</text:span></text:p>
      <text:p text:style-name="Horizontal_20_Line"/>
      <text:h text:style-name="Heading_20_1" text:outline-level="1">2️⃣ TIPO DE PUSH (IMPORTANTE)</text:h>
      <text:p text:style-name="Text_20_body">Existem 2 formas principais:</text:p>
      <text:h text:style-name="Heading_20_2" text:outline-level="2">✅ Opção A – Usando Expo Push Service (MAIS SIMPLES)</text:h>
      <text:p text:style-name="Text_20_body">Laravel → Expo Server → Celular</text:p>
      <text:p text:style-name="Text_20_body">Mais fácil para começar.</text:p>
      <text:p text:style-name="Horizontal_20_Line"/>
      <text:h text:style-name="Heading_20_2" text:outline-level="2">✅ Opção B – Usando FCM direto (MAIS PROFISSIONAL)</text:h>
      <text:p text:style-name="Text_20_body">Laravel → Firebase Cloud Messaging → Celular</text:p>
      <text:p text:style-name="Text_20_body">Mais controle e escalabilidade.</text:p>
      <text:p text:style-name="Horizontal_20_Line"/>
      <text:h text:style-name="Heading_20_1" text:outline-level="1"><text:soft-page-break/>🚀 VERSÃO 1 – USANDO EXPO (RECOMENDADO PARA MVP)</text:h>
      <text:p text:style-name="Horizontal_20_Line"/>
      <text:h text:style-name="Heading_20_1" text:outline-level="1">3️⃣ PASSO 1 – CONFIGURAR EXPO NO APP</text:h>
      <text:p text:style-name="Text_20_body">Instalar:</text:p>
      <text:p text:style-name="P1"><text:span text:style-name="Source_20_Text">npx expo install expo-notifications</text:span></text:p>
      <text:p text:style-name="Horizontal_20_Line"/>
      <text:h text:style-name="Heading_20_2" text:outline-level="2">📌 Pegar o Push Token</text:h>
      <text:p text:style-name="Preformatted_20_Text"><text:span text:style-name="Source_20_Text">import * as Notifications from 'expo-notifications';</text:span></text:p>
      <text:p text:style-name="Preformatted_20_Text"><text:span text:style-name="Source_20_Text">import * as Device from 'expo-device';</text:span></text:p>
      <text:p text:style-name="Preformatted_20_Text"/>
      <text:p text:style-name="Preformatted_20_Text"><text:span text:style-name="Source_20_Text">async function registerForPushNotifications() {</text:span></text:p>
      <text:p text:style-name="Preformatted_20_Text"><text:span text:style-name="Source_20_Text"><text:s text:c="2"/>if (!Device.isDevice) return;</text:span></text:p>
      <text:p text:style-name="Preformatted_20_Text"/>
      <text:p text:style-name="Preformatted_20_Text"><text:span text:style-name="Source_20_Text"><text:s text:c="2"/>const { status } = await Notifications.requestPermissionsAsync();</text:span></text:p>
      <text:p text:style-name="Preformatted_20_Text"><text:span text:style-name="Source_20_Text"><text:s text:c="2"/>if (status !== 'granted') return;</text:span></text:p>
      <text:p text:style-name="Preformatted_20_Text"/>
      <text:p text:style-name="Preformatted_20_Text"><text:span text:style-name="Source_20_Text"><text:s text:c="2"/>const token = (await Notifications.getExpoPushTokenAsync()).data;</text:span></text:p>
      <text:p text:style-name="Preformatted_20_Text"><text:span text:style-name="Source_20_Text"><text:s text:c="2"/>console.log(token);</text:span></text:p>
      <text:p text:style-name="Preformatted_20_Text"/>
      <text:p text:style-name="Preformatted_20_Text"><text:span text:style-name="Source_20_Text"><text:s text:c="2"/>return token;</text:span></text:p>
      <text:p text:style-name="P1"><text:span text:style-name="Source_20_Text">}</text:span></text:p>
      <text:p text:style-name="Text_20_body">Esse token você envia para o Laravel.</text:p>
      <text:p text:style-name="Horizontal_20_Line"/>
      <text:h text:style-name="Heading_20_1" text:outline-level="1">4️⃣ PASSO 2 – SALVAR TOKEN NO LARAVEL</text:h>
      <text:p text:style-name="Text_20_body">Migration:</text:p>
      <text:p text:style-name="P1"><text:span text:style-name="Source_20_Text">$table-&gt;string('expo_push_token')-&gt;nullable();</text:span></text:p>
      <text:p text:style-name="Text_20_body">Controller:</text:p>
      <text:p text:style-name="Preformatted_20_Text"><text:span text:style-name="Source_20_Text">public function savePushToken(Request $request)</text:span></text:p>
      <text:p text:style-name="Preformatted_20_Text"><text:span text:style-name="Source_20_Text">{</text:span></text:p>
      <text:p text:style-name="Preformatted_20_Text"><text:span text:style-name="Source_20_Text"><text:s text:c="4"/>$user = auth()-&gt;user();</text:span></text:p>
      <text:p text:style-name="Preformatted_20_Text"><text:span text:style-name="Source_20_Text"><text:s text:c="4"/>$user-&gt;expo_push_token = $request-&gt;token;</text:span></text:p>
      <text:p text:style-name="Preformatted_20_Text"><text:span text:style-name="Source_20_Text"><text:s text:c="4"/>$user-&gt;save();</text:span></text:p>
      <text:p text:style-name="Preformatted_20_Text"/>
      <text:p text:style-name="Preformatted_20_Text"><text:span text:style-name="Source_20_Text"><text:s text:c="4"/>return response()-&gt;json(['success' =&gt; true]);</text:span></text:p>
      <text:p text:style-name="P1"><text:soft-page-break/><text:span text:style-name="Source_20_Text">}</text:span></text:p>
      <text:p text:style-name="Horizontal_20_Line"/>
      <text:h text:style-name="Heading_20_1" text:outline-level="1">5️⃣ PASSO 3 – ENVIAR PUSH PELO LARAVEL</text:h>
      <text:p text:style-name="Text_20_body">Laravel envia requisição para servidor da Expo.</text:p>
      <text:p text:style-name="Preformatted_20_Text"><text:span text:style-name="Source_20_Text">use Illuminate\Support\Facades\Http;</text:span></text:p>
      <text:p text:style-name="Preformatted_20_Text"/>
      <text:p text:style-name="Preformatted_20_Text"><text:span text:style-name="Source_20_Text">public function sendPush($token)</text:span></text:p>
      <text:p text:style-name="Preformatted_20_Text"><text:span text:style-name="Source_20_Text">{</text:span></text:p>
      <text:p text:style-name="Preformatted_20_Text"><text:span text:style-name="Source_20_Text"><text:s text:c="4"/>Http::post('https://exp.host/--/api/v2/push/send', [</text:span></text:p>
      <text:p text:style-name="Preformatted_20_Text"><text:span text:style-name="Source_20_Text"><text:s text:c="8"/>'to' =&gt; $token,</text:span></text:p>
      <text:p text:style-name="Preformatted_20_Text"><text:span text:style-name="Source_20_Text"><text:s text:c="8"/>'title' =&gt; 'Corrida aceita 🚗',</text:span></text:p>
      <text:p text:style-name="Preformatted_20_Text"><text:span text:style-name="Source_20_Text"><text:s text:c="8"/>'body' =&gt; 'Seu motorista está a caminho!',</text:span></text:p>
      <text:p text:style-name="Preformatted_20_Text"><text:span text:style-name="Source_20_Text"><text:s text:c="8"/>'sound' =&gt; 'default'</text:span></text:p>
      <text:p text:style-name="Preformatted_20_Text"><text:span text:style-name="Source_20_Text"><text:s text:c="4"/>]);</text:span></text:p>
      <text:p text:style-name="P1"><text:span text:style-name="Source_20_Text">}</text:span></text:p>
      <text:p text:style-name="Text_20_body">🔥 Pronto. Já funciona.</text:p>
      <text:p text:style-name="Horizontal_20_Line"/>
      <text:h text:style-name="Heading_20_1" text:outline-level="1">🚀 VERSÃO 2 – USANDO FIREBASE (PROFISSIONAL)</text:h>
      <text:p text:style-name="Text_20_body">Para produção grande, use:</text:p>
      <text:h text:style-name="Heading_20_2" text:outline-level="2">📌 Configurar projeto no Firebase</text:h>
      <text:p text:style-name="Text_20_body">Ativar:</text:p>
      <text:list text:style-name="L1">
        <text:list-item>
          <text:p text:style-name="P2">Firebase Cloud Messaging</text:p>
        </text:list-item>
      </text:list>
      <text:p text:style-name="Text_20_body">Baixar JSON da service account.</text:p>
      <text:p text:style-name="Horizontal_20_Line"/>
      <text:h text:style-name="Heading_20_2" text:outline-level="2">📌 Instalar no Laravel</text:h>
      <text:p text:style-name="P1"><text:span text:style-name="Source_20_Text">composer require kreait/laravel-firebase</text:span></text:p>
      <text:p text:style-name="Horizontal_20_Line"/>
      <text:h text:style-name="Heading_20_2" text:outline-level="2"><text:soft-page-break/>📌 Enviar notificação</text:h>
      <text:p text:style-name="Preformatted_20_Text"><text:span text:style-name="Source_20_Text">use Kreait\Firebase\Messaging\CloudMessage;</text:span></text:p>
      <text:p text:style-name="Preformatted_20_Text"/>
      <text:p text:style-name="Preformatted_20_Text"><text:span text:style-name="Source_20_Text">$messaging = app('firebase.messaging');</text:span></text:p>
      <text:p text:style-name="Preformatted_20_Text"/>
      <text:p text:style-name="Preformatted_20_Text"><text:span text:style-name="Source_20_Text">$message = CloudMessage::fromArray([</text:span></text:p>
      <text:p text:style-name="Preformatted_20_Text"><text:span text:style-name="Source_20_Text"><text:s text:c="4"/>'token' =&gt; $fcmToken,</text:span></text:p>
      <text:p text:style-name="Preformatted_20_Text"><text:span text:style-name="Source_20_Text"><text:s text:c="4"/>'notification' =&gt; [</text:span></text:p>
      <text:p text:style-name="Preformatted_20_Text"><text:span text:style-name="Source_20_Text"><text:s text:c="8"/>'title' =&gt; 'Nova corrida 🚗',</text:span></text:p>
      <text:p text:style-name="Preformatted_20_Text"><text:span text:style-name="Source_20_Text"><text:s text:c="8"/>'body' =&gt; 'Você recebeu uma solicitação',</text:span></text:p>
      <text:p text:style-name="Preformatted_20_Text"><text:span text:style-name="Source_20_Text"><text:s text:c="4"/>],</text:span></text:p>
      <text:p text:style-name="Preformatted_20_Text"><text:span text:style-name="Source_20_Text">]);</text:span></text:p>
      <text:p text:style-name="Preformatted_20_Text"/>
      <text:p text:style-name="P1"><text:span text:style-name="Source_20_Text">$messaging-&gt;send($message);</text:span></text:p>
      <text:p text:style-name="Horizontal_20_Line"/>
      <text:h text:style-name="Heading_20_1" text:outline-level="1">📍 USO REAL NO APP DE MOBILIDADE</text:h>
      <text:p text:style-name="Text_20_body">Quando usar push?</text:p>
      <text:list text:style-name="L2">
        <text:list-item>
          <text:p text:style-name="P3">🔔 Motorista recebeu corrida</text:p>
        </text:list-item>
        <text:list-item>
          <text:p text:style-name="P3">🔔 Passageiro teve corrida aceita</text:p>
        </text:list-item>
        <text:list-item>
          <text:p text:style-name="P3">🔔 Motorista chegou</text:p>
        </text:list-item>
        <text:list-item>
          <text:p text:style-name="P3">🔔 Corrida cancelada</text:p>
        </text:list-item>
        <text:list-item>
          <text:p text:style-name="P3">🔔 Pagamento confirmado</text:p>
        </text:list-item>
      </text:list>
      <text:p text:style-name="Horizontal_20_Line"/>
      <text:h text:style-name="Heading_20_1" text:outline-level="1">⚠️ MUITO IMPORTANTE</text:h>
      <text:p text:style-name="Text_20_body">Nunca envie notificação direto do app.</text:p>
      <text:p text:style-name="Text_20_body">Sempre:<text:line-break/>App → Laravel → Push</text:p>
      <text:p text:style-name="Text_20_body">Porque:</text:p>
      <text:list text:style-name="L3">
        <text:list-item>
          <text:p text:style-name="P4">Segurança</text:p>
        </text:list-item>
        <text:list-item>
          <text:p text:style-name="P4">Controle</text:p>
        </text:list-item>
        <text:list-item>
          <text:p text:style-name="P4">Logs</text:p>
        </text:list-item>
        <text:list-item>
          <text:p text:style-name="P4">Anti-spam</text:p>
        </text:list-item>
      </text:list>
      <text:p text:style-name="Horizontal_20_Line"/>
      <text:h text:style-name="Heading_20_1" text:outline-level="1"><text:soft-page-break/>🧠 MELHOR ARQUITETURA PARA VOCÊ</text:h>
      <text:p text:style-name="Text_20_body">Se você está começando:</text:p>
      <text:p text:style-name="Text_20_body">👉 Expo Push (rápido)</text:p>
      <text:p text:style-name="Text_20_body">Se quer escalar sério:</text:p>
      <text:p text:style-name="Text_20_body">👉 Firebase Cloud Messaging + Laravel</text:p>
      <text:p text:style-name="Horizontal_20_Line"/>
      <text:h text:style-name="Heading_20_1" text:outline-level="1">🔥 NÍVEL AVANÇADO (ESTILO UBER)</text:h>
      <text:p text:style-name="Text_20_body">Apps grandes usam:</text:p>
      <text:list text:style-name="L4">
        <text:list-item>
          <text:p text:style-name="P5">Push + WebSocket juntos</text:p>
        </text:list-item>
        <text:list-item>
          <text:p text:style-name="P5">Push para acordar app</text:p>
        </text:list-item>
        <text:list-item>
          <text:p text:style-name="P5">Socket para atualizar corrida em tempo real</text:p>
        </text:list-item>
        <text:list-item>
          <text:p text:style-name="P5">Notificação silenciosa para atualizar localização</text:p>
        </text:list-item>
      </text:list>
      <text:p text:style-name="Horizontal_20_Line"/>
      <text:h text:style-name="Heading_20_1" text:outline-level="1">🎯 RESUMÃO PRA VOCÊ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enário</text:p>
            </table:table-cell>
            <table:table-cell table:style-name="Table1.A1" office:value-type="string">
              <text:p text:style-name="Table_20_Heading">Melhor escolha</text:p>
            </table:table-cell>
          </table:table-row>
        </table:table-header-rows>
        <table:table-row>
          <table:table-cell table:style-name="Table1.A1" office:value-type="string">
            <text:p text:style-name="Table_20_Contents">MVP rápido</text:p>
          </table:table-cell>
          <table:table-cell table:style-name="Table1.A1" office:value-type="string">
            <text:p text:style-name="Table_20_Contents">Expo Push</text:p>
          </table:table-cell>
        </table:table-row>
        <table:table-row>
          <table:table-cell table:style-name="Table1.A1" office:value-type="string">
            <text:p text:style-name="Table_20_Contents">Produção média</text:p>
          </table:table-cell>
          <table:table-cell table:style-name="Table1.A1" office:value-type="string">
            <text:p text:style-name="Table_20_Contents">Firebase</text:p>
          </table:table-cell>
        </table:table-row>
        <table:table-row>
          <table:table-cell table:style-name="Table1.A1" office:value-type="string">
            <text:p text:style-name="Table_20_Contents">Escala alta</text:p>
          </table:table-cell>
          <table:table-cell table:style-name="Table1.A1" office:value-type="string">
            <text:p text:style-name="Table_20_Contents">Firebase + Redis + Queue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2:22:35.167570226</meta:creation-date>
    <dc:date>2026-02-23T22:23:02.779946719</dc:date>
    <meta:editing-duration>PT28S</meta:editing-duration>
    <meta:editing-cycles>1</meta:editing-cycles>
    <meta:document-statistic meta:table-count="1" meta:image-count="0" meta:object-count="0" meta:page-count="5" meta:paragraph-count="116" meta:word-count="433" meta:character-count="3066" meta:non-whitespace-character-count="2620"/>
    <meta:generator>LibreOffice/25.8.4.2$Linux_X86_64 LibreOffice_project/580$Build-2</meta:generator>
  </office:meta>
</office:document-meta>
</file>